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ffffff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f3f3f3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fo:font-weight="normal"/>
    </style:style>
    <style:style style:name="P9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8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9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10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10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b6d7a8"/>
    </style:style>
    <style:style style:name="P20" style:family="paragraph" style:parent-style-name="Text_20_body" style:list-style-name="L11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b6d7a8"/>
    </style:style>
    <style:style style:name="P21" style:family="paragraph" style:parent-style-name="Text_20_body" style:list-style-name="L11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22" style:family="paragraph" style:parent-style-name="Text_20_body" style:list-style-name="L12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23" style:family="paragraph" style:parent-style-name="Text_20_body" style:list-style-name="L13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24" style:family="paragraph" style:parent-style-name="Text_20_body" style:list-style-name="L14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25" style:family="paragraph" style:parent-style-name="Text_20_body" style:list-style-name="L15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26" style:family="paragraph" style:parent-style-name="Text_20_body" style:list-style-name="L16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d4edda"/>
    </style:style>
    <style:style style:name="P27" style:family="paragraph" style:parent-style-name="Text_20_body" style:list-style-name="L17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d4edda"/>
    </style:style>
    <style:style style:name="P28" style:family="paragraph" style:parent-style-name="Text_20_body" style:list-style-name="L18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d4edda"/>
    </style:style>
    <style:style style:name="P29" style:family="paragraph" style:parent-style-name="Text_20_body" style:list-style-name="L19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d4edda"/>
    </style:style>
    <style:style style:name="P30" style:family="paragraph" style:parent-style-name="Text_20_body" style:list-style-name="L20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d4edda"/>
    </style:style>
    <style:style style:name="P31" style:family="paragraph" style:parent-style-name="Text_20_body" style:list-style-name="L21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d4edda"/>
    </style:style>
    <style:style style:name="P32" style:family="paragraph" style:parent-style-name="Text_20_body" style:list-style-name="L25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d4edda"/>
    </style:style>
    <style:style style:name="P33" style:family="paragraph" style:parent-style-name="Text_20_body" style:list-style-name="L16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f1f1f1"/>
    </style:style>
    <style:style style:name="P34" style:family="paragraph" style:parent-style-name="Text_20_body" style:list-style-name="L17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f1f1f1"/>
    </style:style>
    <style:style style:name="P35" style:family="paragraph" style:parent-style-name="Text_20_body" style:list-style-name="L18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f1f1f1"/>
    </style:style>
    <style:style style:name="P36" style:family="paragraph" style:parent-style-name="Text_20_body" style:list-style-name="L19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f1f1f1"/>
    </style:style>
    <style:style style:name="P37" style:family="paragraph" style:parent-style-name="Text_20_body" style:list-style-name="L20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f1f1f1"/>
    </style:style>
    <style:style style:name="P38" style:family="paragraph" style:parent-style-name="Text_20_body" style:list-style-name="L21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f1f1f1"/>
    </style:style>
    <style:style style:name="P39" style:family="paragraph" style:parent-style-name="Text_20_body" style:list-style-name="L21">
      <loext:graphic-properties draw:fill="solid" draw:fill-color="#f1f1f1" draw:opacity="100%"/>
      <style:paragraph-properties fo:margin-top="0in" fo:margin-bottom="0in" loext:contextual-spacing="false" fo:line-height="138%" fo:background-color="#f1f1f1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f1f1f1"/>
    </style:style>
    <style:style style:name="P40" style:family="paragraph" style:parent-style-name="Text_20_body" style:list-style-name="L24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f1f1f1"/>
    </style:style>
    <style:style style:name="P41" style:family="paragraph" style:parent-style-name="Text_20_body" style:list-style-name="L25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f1f1f1"/>
    </style:style>
    <style:style style:name="P42" style:family="paragraph" style:parent-style-name="Text_20_body" style:list-style-name="L26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f1f1f1"/>
    </style:style>
    <style:style style:name="P43" style:family="paragraph" style:parent-style-name="Text_20_body" style:list-style-name="L18">
      <loext:graphic-properties draw:fill="solid" draw:fill-color="#f1f1f1" draw:opacity="100%"/>
      <style:paragraph-properties fo:margin-top="0in" fo:margin-bottom="0in" loext:contextual-spacing="false" fo:line-height="138%" fo:background-color="#f1f1f1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ffffff"/>
    </style:style>
    <style:style style:name="P44" style:family="paragraph" style:parent-style-name="Text_20_body" style:list-style-name="L27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ffffff"/>
    </style:style>
    <style:style style:name="P45" style:family="paragraph" style:parent-style-name="Text_20_body" style:list-style-name="L28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ffffff"/>
    </style:style>
    <style:style style:name="P46" style:family="paragraph" style:parent-style-name="Text_20_body" style:list-style-name="L29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ffffff"/>
    </style:style>
    <style:style style:name="P47" style:family="paragraph" style:parent-style-name="Text_20_body" style:list-style-name="L22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f3f3f3"/>
    </style:style>
    <style:style style:name="P48" style:family="paragraph" style:parent-style-name="Text_20_body" style:list-style-name="L23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f3f3f3"/>
    </style:style>
    <style:style style:name="P49" style:family="paragraph" style:parent-style-name="Text_20_body" style:list-style-name="L27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f3f3f3"/>
    </style:style>
    <style:style style:name="P50" style:family="paragraph" style:parent-style-name="Text_20_body" style:list-style-name="L22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b6d7a8"/>
    </style:style>
    <style:style style:name="P51" style:family="paragraph" style:parent-style-name="Text_20_body" style:list-style-name="L23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d9ead3"/>
    </style:style>
    <style:style style:name="P52" style:family="paragraph" style:parent-style-name="Text_20_body" style:list-style-name="L28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d9ead3"/>
    </style:style>
    <style:style style:name="P53" style:family="paragraph" style:parent-style-name="Text_20_body" style:list-style-name="L29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 fo:background-color="#d9ead3"/>
    </style:style>
    <style:style style:name="P54" style:family="paragraph" style:parent-style-name="Text_20_body" style:list-style-name="L24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normal" style:text-blinking="false"/>
    </style:style>
    <style:style style:name="P55" style:family="paragraph" style:parent-style-name="Text_20_body" style:list-style-name="L27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.5pt" fo:font-style="normal" style:text-underline-style="none" fo:font-weight="normal" style:text-blinking="false" fo:background-color="#ffffff"/>
    </style:style>
    <style:style style:name="P56" style:family="paragraph" style:parent-style-name="Text_20_body" style:list-style-name="L30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57" style:family="paragraph" style:parent-style-name="Text_20_body" style:list-style-name="L31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58" style:family="paragraph" style:parent-style-name="Text_20_body" style:list-style-name="L32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59" style:family="paragraph" style:parent-style-name="Text_20_body" style:list-style-name="L33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60" style:family="paragraph" style:parent-style-name="Text_20_body" style:list-style-name="L34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61" style:family="paragraph" style:parent-style-name="Text_20_body" style:list-style-name="L35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62" style:family="paragraph" style:parent-style-name="Text_20_body" style:list-style-name="L36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63" style:family="paragraph" style:parent-style-name="Text_20_body" style:list-style-name="L37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64" style:family="paragraph" style:parent-style-name="Text_20_body" style:list-style-name="L30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d9ead3"/>
    </style:style>
    <style:style style:name="P65" style:family="paragraph" style:parent-style-name="Text_20_body" style:list-style-name="L32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d9ead3"/>
    </style:style>
    <style:style style:name="P66" style:family="paragraph" style:parent-style-name="Text_20_body" style:list-style-name="L36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d9ead3"/>
    </style:style>
    <style:style style:name="P67" style:family="paragraph" style:parent-style-name="Text_20_body" style:list-style-name="L31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#d0e0e3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#ffffff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.5pt" fo:font-style="normal" style:text-underline-style="none" style:text-blinking="false" fo:background-color="#ffffff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.5pt" fo:font-style="normal" style:text-underline-style="none" style:text-blinking="false" fo:background-color="#f1f1f1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.5pt" fo:font-style="normal" style:text-underline-style="none" style:text-blinking="false" fo:background-color="#f3f3f3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3.5pt" fo:font-style="normal" style:text-underline-style="none" style:text-blinking="false" fo:background-color="#f1f1f1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3.5pt" fo:font-style="normal" style:text-underline-style="none" style:text-blinking="false" fo:background-color="#ffffff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3.5pt" fo:font-style="normal" style:text-underline-style="none" style:text-blinking="false" fo:background-color="#f3f3f3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style:text-blinking="false" fo:background-color="#ffffff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style:text-blinking="false" fo:background-color="#f1f1f1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style:text-blinking="false" fo:background-color="#ffffff" loext:char-shading-value="0"/>
    </style:style>
    <style:style style:name="T11" style:family="text">
      <style:text-properties fo:font-weight="normal"/>
    </style:style>
    <style:style style:name="T12" style:family="text">
      <style:text-properties fo:background-color="#f1f1f1" loext:char-shading-value="0"/>
    </style:style>
    <style:style style:name="T13" style:family="text">
      <style:text-properties fo:background-color="#d4edda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888d797e-7fff-d929-7aad-e1f3fcb3729a"/>1.Cambodia academy of digital technology is located in :</text:p>
      <text:list xml:id="list3368305609" text:style-name="L1">
        <text:list-item>
          <text:p text:style-name="P9">Prek leap</text:p>
        </text:list-item>
        <text:list-item>
          <text:p text:style-name="P9">Wat phnom</text:p>
        </text:list-item>
        <text:list-item>
          <text:p text:style-name="P9">Jomkadoug</text:p>
        </text:list-item>
      </text:list>
      <text:p text:style-name="P2">2. What is the boiling point of water?</text:p>
      <text:list xml:id="list3820158316" text:style-name="L2">
        <text:list-item>
          <text:p text:style-name="P10">120 celsius</text:p>
        </text:list-item>
        <text:list-item>
          <text:p text:style-name="P10">100 celsius</text:p>
        </text:list-item>
        <text:list-item>
          <text:p text:style-name="P10">80 celsius</text:p>
        </text:list-item>
      </text:list>
      <text:p text:style-name="P2">3. The coldest continent in the world is.</text:p>
      <text:list xml:id="list2002271243" text:style-name="L3">
        <text:list-item>
          <text:p text:style-name="P11">Antarctica</text:p>
        </text:list-item>
        <text:list-item>
          <text:p text:style-name="P11">Greenland</text:p>
        </text:list-item>
        <text:list-item>
          <text:p text:style-name="P11">Alaska</text:p>
        </text:list-item>
      </text:list>
      <text:p text:style-name="P2">4. Techo scholarship provides monthly pay for the scholarship student, how much does each student receive for generation 8?</text:p>
      <text:list xml:id="list953661357" text:style-name="L4">
        <text:list-item>
          <text:p text:style-name="P12">70$</text:p>
        </text:list-item>
        <text:list-item>
          <text:p text:style-name="P12">80$</text:p>
        </text:list-item>
        <text:list-item>
          <text:p text:style-name="P12">90$</text:p>
        </text:list-item>
      </text:list>
      <text:p text:style-name="P2">5. What is the name of CADT before it was changed?</text:p>
      <text:list xml:id="list1341436529" text:style-name="L5">
        <text:list-item>
          <text:p text:style-name="P13">NIPTICT</text:p>
        </text:list-item>
        <text:list-item>
          <text:p text:style-name="P13">ITC</text:p>
        </text:list-item>
        <text:list-item>
          <text:p text:style-name="P13">NPIC</text:p>
        </text:list-item>
      </text:list>
      <text:p text:style-name="P2">6. What is the national flower of cambodia?</text:p>
      <text:list xml:id="list1595941241" text:style-name="L6">
        <text:list-item>
          <text:p text:style-name="P14">Lotus</text:p>
        </text:list-item>
        <text:list-item>
          <text:p text:style-name="P14">Wild lilly</text:p>
        </text:list-item>
        <text:list-item>
          <text:p text:style-name="P14">Romdoul flower</text:p>
        </text:list-item>
      </text:list>
      <text:p text:style-name="P2">7. Which city host the 2002 olympic?</text:p>
      <text:list xml:id="list1708363687" text:style-name="L7">
        <text:list-item>
          <text:p text:style-name="P15">Beijing</text:p>
        </text:list-item>
        <text:list-item>
          <text:p text:style-name="P15">Sydney(this)</text:p>
        </text:list-item>
        <text:list-item>
          <text:p text:style-name="P15">Tokyo</text:p>
        </text:list-item>
      </text:list>
      <text:p text:style-name="P2">8. Where was tea invented?</text:p>
      <text:list xml:id="list2687744439" text:style-name="L8">
        <text:list-item>
          <text:p text:style-name="P16">England</text:p>
        </text:list-item>
        <text:list-item>
          <text:p text:style-name="P16">USA</text:p>
        </text:list-item>
        <text:list-item>
          <text:p text:style-name="P16">china</text:p>
        </text:list-item>
      </text:list>
      <text:p text:style-name="P2">9. What language does the Cambodian speak?</text:p>
      <text:list xml:id="list1027380161" text:style-name="L9">
        <text:list-item>
          <text:p text:style-name="P17">Cambodese</text:p>
        </text:list-item>
        <text:list-item>
          <text:p text:style-name="P17">Khmer</text:p>
        </text:list-item>
        <text:list-item>
          <text:p text:style-name="P17">Khmeir</text:p>
        </text:list-item>
      </text:list>
      <text:p text:style-name="P2">10.  What year was the first computer virus created in?</text:p>
      <text:list xml:id="list1659354223" text:style-name="L10">
        <text:list-item>
          <text:p text:style-name="P18">1993</text:p>
        </text:list-item>
        <text:list-item>
          <text:p text:style-name="P18"><text:soft-page-break/>1965</text:p>
        </text:list-item>
        <text:list-item>
          <text:p text:style-name="P19">1986</text:p>
        </text:list-item>
      </text:list>
      <text:p text:style-name="P3">11. One megabyte is equal to how many bytes?</text:p>
      <text:list xml:id="list113729569" text:style-name="L11">
        <text:list-item>
          <text:p text:style-name="P21">1000 byte</text:p>
        </text:list-item>
        <text:list-item>
          <text:p text:style-name="P21">1000000 byte</text:p>
        </text:list-item>
        <text:list-item>
          <text:p text:style-name="P20">1048576 bytes</text:p>
        </text:list-item>
      </text:list>
      <text:p text:style-name="P3">12.  Apple was created in which country?</text:p>
      <text:list xml:id="list1566183574" text:style-name="L12">
        <text:list-item>
          <text:p text:style-name="P22">America</text:p>
        </text:list-item>
        <text:list-item>
          <text:p text:style-name="P22">China</text:p>
        </text:list-item>
        <text:list-item>
          <text:p text:style-name="P22">Korea</text:p>
        </text:list-item>
      </text:list>
      <text:p text:style-name="P3">13. Which is the correct syntax to output “hello world” in c++?</text:p>
      <text:list xml:id="list1481190296" text:style-name="L13">
        <text:list-item>
          <text:p text:style-name="P23">system.out.println(“Hello world”);</text:p>
        </text:list-item>
        <text:list-item>
          <text:p text:style-name="P23">print(“hello world”);</text:p>
        </text:list-item>
        <text:list-item>
          <text:p text:style-name="P23">cout&lt;&lt;”hello world”;</text:p>
        </text:list-item>
      </text:list>
      <text:p text:style-name="P3">14. How do you insert COMMENTs in C++ code?</text:p>
      <text:list xml:id="list906358624" text:style-name="L14">
        <text:list-item>
          <text:p text:style-name="P24"># this is a comment</text:p>
        </text:list-item>
        <text:list-item>
          <text:p text:style-name="P24">// this is  comment</text:p>
        </text:list-item>
        <text:list-item>
          <text:p text:style-name="P24">- - this is a comment.</text:p>
        </text:list-item>
      </text:list>
      <text:p text:style-name="P3">15. How do you create a function in c++?</text:p>
      <text:list xml:id="list1362454283" text:style-name="L15">
        <text:list-item>
          <text:p text:style-name="P25">Functionname{}</text:p>
        </text:list-item>
        <text:list-item>
          <text:p text:style-name="P25">Functionname[]</text:p>
        </text:list-item>
        <text:list-item>
          <text:p text:style-name="P25">Functionname()</text:p>
        </text:list-item>
      </text:list>
      <text:p text:style-name="P8"><text:span text:style-name="T1">16.</text:span><text:span text:style-name="T2">Which operator is used to add together two values?</text:span></text:p>
      <text:list xml:id="list445793185" text:style-name="L16">
        <text:list-item>
          <text:p text:style-name="P26">The + sign </text:p>
        </text:list-item>
        <text:list-item>
          <text:p text:style-name="P33">The &amp; sign</text:p>
        </text:list-item>
        <text:list-item>
          <text:p text:style-name="P33">The * sign</text:p>
        </text:list-item>
      </text:list>
      <text:p text:style-name="P8"><text:span text:style-name="T5">17. </text:span><text:span text:style-name="T3">Which header file lets us work with input and output objects?</text:span></text:p>
      <text:list xml:id="list3845389420" text:style-name="L17">
        <text:list-item>
          <text:p text:style-name="P27">#include &lt;iostream&gt;</text:p>
        </text:list-item>
        <text:list-item>
          <text:p text:style-name="P34">#include &lt;inputstr&gt;</text:p>
        </text:list-item>
        <text:list-item>
          <text:p text:style-name="P34">#include &lt;stream&gt;</text:p>
        </text:list-item>
      </text:list>
      <text:p text:style-name="P8"><text:span text:style-name="T1">18. </text:span><text:span text:style-name="T2">Which method can be used to find the highest value of x and y?</text:span></text:p>
      <text:list xml:id="list2597303547" text:style-name="L18">
        <text:list-item>
          <text:p text:style-name="P43">largest(x,y)</text:p>
        </text:list-item>
        <text:list-item>
          <text:p text:style-name="P35">maximum(x,y)</text:p>
        </text:list-item>
        <text:list-item>
          <text:p text:style-name="P28">max(x,y)  </text:p>
        </text:list-item>
      </text:list>
      <text:p text:style-name="P8"><text:span text:style-name="T6">19. </text:span><text:span text:style-name="T2">Which operator is used to multiply numbers?</text:span></text:p>
      <text:list xml:id="list2972639824" text:style-name="L19">
        <text:list-item>
          <text:p text:style-name="P36">%</text:p>
        </text:list-item>
        <text:list-item>
          <text:p text:style-name="P36"><text:soft-page-break/>^</text:p>
        </text:list-item>
        <text:list-item>
          <text:p text:style-name="P29">* </text:p>
        </text:list-item>
      </text:list>
      <text:p text:style-name="P8"><text:span text:style-name="T6">20.</text:span><text:span text:style-name="T2">What does HTML stand for?</text:span></text:p>
      <text:list xml:id="list785269649" text:style-name="L20">
        <text:list-item>
          <text:p text:style-name="P37">Hyperlinks and Text Markup Language</text:p>
        </text:list-item>
        <text:list-item>
          <text:p text:style-name="P30">Hyper Text Markup Language </text:p>
        </text:list-item>
        <text:list-item>
          <text:p text:style-name="P37">Home Tool Markup Language</text:p>
        </text:list-item>
      </text:list>
      <text:p text:style-name="P8"><text:span text:style-name="T5">21.</text:span><text:span text:style-name="T2">Choose the correct HTML element for the largest heading:</text:span></text:p>
      <text:list xml:id="list1836792705" text:style-name="L21">
        <text:list-item>
          <text:p text:style-name="P38">&lt;heading&gt;</text:p>
        </text:list-item>
        <text:list-item>
          <text:p text:style-name="P39">&lt;h6&gt;</text:p>
        </text:list-item>
        <text:list-item>
          <text:p text:style-name="P31">&lt;h1&gt; </text:p>
        </text:list-item>
      </text:list>
      <text:p text:style-name="P5">22. What is the most common operation system across all devices? (tablet, phone, laptop)?</text:p>
      <text:list xml:id="list4177797277" text:style-name="L22">
        <text:list-item>
          <text:p text:style-name="P47">ios </text:p>
        </text:list-item>
        <text:list-item>
          <text:p text:style-name="P47">Htl </text:p>
        </text:list-item>
        <text:list-item>
          <text:p text:style-name="P50">Google android os</text:p>
        </text:list-item>
      </text:list>
      <text:p text:style-name="P5">23.  One byte is equal to how many bits?</text:p>
      <text:list xml:id="list2916302570" text:style-name="L23">
        <text:list-item>
          <text:p text:style-name="P48">5 bits</text:p>
        </text:list-item>
        <text:list-item>
          <text:p text:style-name="P48">7 bits</text:p>
        </text:list-item>
        <text:list-item>
          <text:p text:style-name="P51">8 bits</text:p>
        </text:list-item>
      </text:list>
      <text:p text:style-name="P8"><text:span text:style-name="T6">24. </text:span><text:span text:style-name="T2">How can you create a variable with the numeric value 5?</text:span></text:p>
      <text:list xml:id="list540778667" text:style-name="L24">
        <text:list-item>
          <text:p text:style-name="P40">num = 5;</text:p>
        </text:list-item>
        <text:list-item>
          <text:p text:style-name="P40">num = 5 int;</text:p>
        </text:list-item>
        <text:list-item>
          <text:p text:style-name="P54"><text:span text:style-name="T12">i</text:span><text:span text:style-name="T13">nt num = 5;  </text:span></text:p>
        </text:list-item>
      </text:list>
      <text:p text:style-name="P8"><text:span text:style-name="T7">25. </text:span><text:span text:style-name="T4">How can you create a variable with the floating number 2.8?</text:span></text:p>
      <text:list xml:id="list4020142957" text:style-name="L25">
        <text:list-item>
          <text:p text:style-name="P41">num = 2.8 double;</text:p>
        </text:list-item>
        <text:list-item>
          <text:p text:style-name="P32">float num = 2.8;</text:p>
        </text:list-item>
        <text:list-item>
          <text:p text:style-name="P41">num = 2.8 double;</text:p>
        </text:list-item>
      </text:list>
      <text:p text:style-name="P8"><text:span text:style-name="T5">26. </text:span><text:span text:style-name="T3">Which function is often used to output values and print text in c?</text:span></text:p>
      <text:list xml:id="list890627824" text:style-name="L26">
        <text:list-item>
          <text:p text:style-name="P42">printword()</text:p>
        </text:list-item>
        <text:list-item>
          <text:p text:style-name="P42">output()</text:p>
        </text:list-item>
        <text:list-item>
          <text:p text:style-name="P42">printf()</text:p>
        </text:list-item>
      </text:list>
      <text:p text:style-name="P8"><text:soft-page-break/><text:span text:style-name="T5">(finish)27. </text:span><text:span text:style-name="T2">Which statement is used to stop a loop?</text:span></text:p>
      <text:list xml:id="list4050963202" text:style-name="L27">
        <text:list-item>
          <text:p text:style-name="P55">exit</text:p>
        </text:list-item>
        <text:list-item>
          <text:p text:style-name="P49">break</text:p>
        </text:list-item>
        <text:list-item>
          <text:p text:style-name="P44">Void</text:p>
        </text:list-item>
      </text:list>
      <text:p text:style-name="P8"><text:span text:style-name="T6">28. </text:span><text:span text:style-name="T2">Which keyword is used to create a structure?</text:span></text:p>
      <text:list xml:id="list1878611965" text:style-name="L28">
        <text:list-item>
          <text:p text:style-name="P52">Struct</text:p>
        </text:list-item>
        <text:list-item>
          <text:p text:style-name="P45">Structs</text:p>
        </text:list-item>
        <text:list-item>
          <text:p text:style-name="P45">Structure</text:p>
        </text:list-item>
      </text:list>
      <text:p text:style-name="P4">29. What is the largest organ in the human body?</text:p>
      <text:list xml:id="list1124983848" text:style-name="L29">
        <text:list-item>
          <text:p text:style-name="P53">Skin</text:p>
        </text:list-item>
        <text:list-item>
          <text:p text:style-name="P46">Muscle</text:p>
        </text:list-item>
        <text:list-item>
          <text:p text:style-name="P46">The veins</text:p>
        </text:list-item>
      </text:list>
      <text:p text:style-name="P8"><text:span text:style-name="T8">30.</text:span><text:span text:style-name="T10">Which planet is known as the red planet?</text:span></text:p>
      <text:list xml:id="list797027209" text:style-name="L30">
        <text:list-item>
          <text:p text:style-name="P56">Venus</text:p>
        </text:list-item>
        <text:list-item>
          <text:p text:style-name="P56">Mercury</text:p>
        </text:list-item>
        <text:list-item>
          <text:p text:style-name="P64">mars</text:p>
        </text:list-item>
      </text:list>
      <text:p text:style-name="P8"><text:span text:style-name="T9">31. </text:span><text:span text:style-name="T10">How many continents are there in the world?</text:span></text:p>
      <text:list xml:id="list3483160033" text:style-name="L31">
        <text:list-item>
          <text:p text:style-name="P57">6</text:p>
        </text:list-item>
        <text:list-item>
          <text:p text:style-name="P67">7</text:p>
        </text:list-item>
        <text:list-item>
          <text:p text:style-name="P57">8</text:p>
        </text:list-item>
      </text:list>
      <text:p text:style-name="P6">32. The periodic table has how many elements?</text:p>
      <text:list xml:id="list2506213932" text:style-name="L32">
        <text:list-item>
          <text:p text:style-name="P58">90</text:p>
        </text:list-item>
        <text:list-item>
          <text:p text:style-name="P58">110</text:p>
        </text:list-item>
        <text:list-item>
          <text:p text:style-name="P65">118</text:p>
        </text:list-item>
      </text:list>
      <text:p text:style-name="P6">33. How many are there in a dozen?</text:p>
      <text:list xml:id="list3114832146" text:style-name="L33">
        <text:list-item>
          <text:p text:style-name="P59">10</text:p>
        </text:list-item>
        <text:list-item>
          <text:p text:style-name="P59">12.</text:p>
        </text:list-item>
        <text:list-item>
          <text:p text:style-name="P59">4</text:p>
        </text:list-item>
      </text:list>
      <text:p text:style-name="P6">34. The ocean covers how much of the earth's surface?</text:p>
      <text:list xml:id="list2684423657" text:style-name="L34">
        <text:list-item>
          <text:p text:style-name="P60">75%</text:p>
        </text:list-item>
        <text:list-item>
          <text:p text:style-name="P60">70%</text:p>
        </text:list-item>
        <text:list-item>
          <text:p text:style-name="P60">80%</text:p>
        </text:list-item>
      </text:list>
      <text:p text:style-name="P6">35. What is the largest religious structure in the world?</text:p>
      <text:list xml:id="list3576618112" text:style-name="L35">
        <text:list-item>
          <text:p text:style-name="P61">Angkor wat</text:p>
        </text:list-item>
        <text:list-item>
          <text:p text:style-name="P61"><text:soft-page-break/>Vishnu statue</text:p>
        </text:list-item>
        <text:list-item>
          <text:p text:style-name="P61">Mangal mahadev</text:p>
        </text:list-item>
      </text:list>
      <text:p text:style-name="P6">36. Which living mammal cannot jump?</text:p>
      <text:list xml:id="list2359996374" text:style-name="L36">
        <text:list-item>
          <text:p text:style-name="P66">Elephant</text:p>
        </text:list-item>
        <text:list-item>
          <text:p text:style-name="P62">Giraffe</text:p>
        </text:list-item>
        <text:list-item>
          <text:p text:style-name="P62">Pig</text:p>
        </text:list-item>
      </text:list>
      <text:p text:style-name="P6">37. What is the population of Cambodia in 2022?</text:p>
      <text:list xml:id="list604448107" text:style-name="L37">
        <text:list-item>
          <text:p text:style-name="P63">15 millions</text:p>
        </text:list-item>
        <text:list-item>
          <text:p text:style-name="P63">16 millions</text:p>
        </text:list-item>
        <text:list-item>
          <text:p text:style-name="P63">17 millions</text:p>
        </text:list-item>
      </text:list>
      <text:p text:style-name="P6">38. </text:p>
      <text:p text:style-name="P1"><text:line-break/><text:line-break/></text:p>
      <text:p text:style-name="P7"> </text:p>
      <text:p text:style-name="Text_20_body"><text:span text:style-name="T11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5T15:11:32.408171827</meta:creation-date>
    <dc:date>2022-12-15T15:12:23.008218515</dc:date>
    <meta:editing-duration>PT51S</meta:editing-duration>
    <meta:editing-cycles>1</meta:editing-cycles>
    <meta:document-statistic meta:table-count="0" meta:image-count="0" meta:object-count="0" meta:page-count="5" meta:paragraph-count="152" meta:word-count="649" meta:character-count="3120" meta:non-whitespace-character-count="2712"/>
    <meta:generator>LibreOffice/6.4.7.2$Linux_X86_64 LibreOffice_project/40$Build-2</meta:generator>
  </office:meta>
</office:document-meta>
</file>